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Hyderabad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/>
          <table:table-cell table:style-name="ce1" office:value-type="string" calcext:value-type="string">
            <text:p>Actual Values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others</text:p>
          </table:table-cell>
          <table:table-cell table:number-columns-repeated="2"/>
          <table:table-cell table:style-name="ce1" office:value-type="string" calcext:value-type="string">
            <text:p>Input Details:</text:p>
          </table:table-cell>
          <table:table-cell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" calcext:value-type="float">
            <text:p>0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ght f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Left f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" calcext:value-type="float">
            <text:p>0.7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25" calcext:value-type="float">
            <text:p>0.7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Delhi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/>
          <table:table-cell table:style-name="ce1" office:value-type="string" calcext:value-type="string">
            <text:p>Actual Values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others</text:p>
          </table:table-cell>
          <table:table-cell table:number-columns-repeated="2"/>
          <table:table-cell table:style-name="ce1" office:value-type="string" calcext:value-type="string">
            <text:p>Input Details:</text:p>
          </table:table-cell>
          <table:table-cell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" calcext:value-type="float">
            <text:p>0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ght f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Left f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725" calcext:value-type="float">
            <text:p>0.72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" calcext:value-type="float">
            <text:p>0.7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25" calcext:value-type="float">
            <text:p>0.72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8:01:46.29911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1:54:00.094588227</meta:creation-date>
    <dc:date>2016-06-02T18:02:45.854169154</dc:date>
    <meta:editing-duration>PT1H4M11S</meta:editing-duration>
    <meta:editing-cycles>10</meta:editing-cycles>
    <meta:generator>LibreOffice/4.2.8.2$Linux_X86_64 LibreOffice_project/420m0$Build-2</meta:generator>
    <meta:document-statistic meta:table-count="1" meta:cell-count="172" meta:object-count="0"/>
  </office:meta>
</office:document-meta>
</file>